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95.9pt"/>
    </style:style>
    <style:style style:name="co3" style:family="table-column">
      <style:table-column-properties fo:break-before="auto" style:column-width="185.1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96.41pt"/>
    </style:style>
    <style:style style:name="co6" style:family="table-column">
      <style:table-column-properties fo:break-before="auto" style:column-width="67.8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chemat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onPartLibrary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Part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25V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25CRW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2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2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7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2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2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9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2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0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2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0.01µF</text:p>
          </table:table-cell>
          <table:table-cell office:value-type="string" calcext:value-type="string">
            <text:p>CPL-CAP-X7R-THT-10NF-10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215C103K1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0.01µF</text:p>
          </table:table-cell>
          <table:table-cell office:value-type="string" calcext:value-type="string">
            <text:p>CPL-CAP-X7R-THT-10NF-10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215C103K1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JACK-PWR</text:p>
          </table:table-cell>
          <table:table-cell office:value-type="string" calcext:value-type="string">
            <text:p>CPL-CON-BARREL-THT-2.1MM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J-102A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JACK-PW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5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CPL-DIC-SHIFTREG-PAR-S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6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CPL-DIC-SHIFTREG-PAR-S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CPL-DIC-SHIFTREG-SER-PA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4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CPL-DIC-SHIFTREG-SER-PA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P201</text:p>
          </table:table-cell>
          <table:table-cell office:value-type="string" calcext:value-type="string">
            <text:p>IR_LEDs</text:p>
          </table:table-cell>
          <table:table-cell office:value-type="string" calcext:value-type="string">
            <text:p>CPL-HDR-TESTPOINT</text:p>
          </table:table-cell>
          <table:table-cell office:value-type="string" calcext:value-type="string">
            <text:p>Keystone</text:p>
          </table:table-cell>
          <table:table-cell table:style-name="ce2" office:value-type="string" calcext:value-type="string">
            <text:p>5003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P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LM555N</text:p>
          </table:table-cell>
          <table:table-cell office:value-type="string" calcext:value-type="string">
            <text:p>CPL-LIC-TIMER-55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M555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ARDUINO_Pro-Mini</text:p>
          </table:table-cell>
          <table:table-cell office:value-type="string" calcext:value-type="string">
            <text:p>CPL-PLT-ARDUINO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1113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RDUINO_Pro-Min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500Ω</text:p>
          </table:table-cell>
          <table:table-cell office:value-type="string" calcext:value-type="string">
            <text:p>CPL-POT-MULTI-25TURN-500-0.5W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296W-1-501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T_W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201</text:p>
          </table:table-cell>
          <table:table-cell office:value-type="string" calcext:value-type="string">
            <text:p>Pololu_S18V20F5</text:p>
          </table:table-cell>
          <table:table-cell office:value-type="string" calcext:value-type="string">
            <text:p>CPL-REG-SWI-5V-2A-BREAKOUT</text:p>
          </table:table-cell>
          <table:table-cell office:value-type="string" calcext:value-type="string">
            <text:p>Pololu</text:p>
          </table:table-cell>
          <table:table-cell table:style-name="ce2" office:value-type="string" calcext:value-type="string">
            <text:p>2574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lolu_S18V20F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1.5kΩ</text:p>
          </table:table-cell>
          <table:table-cell office:value-type="string" calcext:value-type="string">
            <text:p>CPL-RES-THT-1.5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5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1.0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1.0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201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ARRAY-BUS7-THT-75-0.14W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4308R-101-750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N7BUSS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202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ARRAY-BUS7-THT-75-0.14W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4308R-101-750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N7BUSS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0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4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5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01</text:p>
          </table:table-cell>
          <table:table-cell office:value-type="string" calcext:value-type="string">
            <text:p>TIP31C</text:p>
          </table:table-cell>
          <table:table-cell office:value-type="string" calcext:value-type="string">
            <text:p>CPL-TRN-NPN-100V-3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TIP31C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IP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0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1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2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3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4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0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6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7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8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9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chematic.A1:Schematic.G341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00:17:43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8T00:22:10.943000000</dc:date>
    <dc:creator>Christopher Elliott</dc:creator>
    <meta:editing-duration>PT21M4S</meta:editing-duration>
    <meta:editing-cycles>4</meta:editing-cycles>
    <meta:generator>LibreOffice/5.0.0.5$Windows_x86 LibreOffice_project/1b1a90865e348b492231e1c451437d7a15bb262b</meta:generator>
    <meta:document-statistic meta:table-count="1" meta:cell-count="2387" meta:object-count="0"/>
  </office:meta>
</office:document-meta>
</file>